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E0000011837345EF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Serpentine Medium1" svg:font-family="'Serpentine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pentine Medium" svg:font-family="'Serpentine Medium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09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fill-color="#ffffff" fo:min-height="12.683cm"/>
    </style:style>
    <style:style style:name="pr3" style:family="presentation" style:parent-style-name="Default-notes">
      <style:graphic-properties draw:stroke="none" draw:fill="none" draw:fill-color="#ffffff" fo:min-height="12.781cm"/>
    </style:style>
    <style:style style:name="pr4" style:family="presentation" style:parent-style-name="Default-title">
      <style:graphic-properties draw:auto-grow-height="true" fo:min-height="2.095cm"/>
    </style:style>
    <style:style style:name="pr5" style:family="presentation" style:parent-style-name="Default-outline1">
      <style:graphic-properties fo:min-height="12.433cm"/>
    </style:style>
    <style:style style:name="pr6" style:family="presentation" style:parent-style-name="Default-notes">
      <style:graphic-properties draw:fill-color="#ffffff" fo:min-height="12.776cm"/>
    </style:style>
    <style:style style:name="pr7" style:family="presentation" style:parent-style-name="Default-title">
      <style:graphic-properties fo:min-height="2.09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text-properties fo:font-size="12pt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T1" style:family="text">
      <style:text-properties fo:language="de" fo:country="DE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793cm" svg:height="2.355cm" svg:x="1.692cm" svg:y="0.631cm" presentation:class="title">
          <draw:text-box>
            <text:list text:style-name="L1">
              <text:list-header>
                <text:p text:style-name="P1"><text:span text:style-name="T1"><text:s/></text:span><text:span text:style-name="T1">Freie Software im Small-Business Einsatz</text:span></text:p>
              </text:list-header>
            </text:list>
          </draw:text-box>
        </draw:frame>
        <draw:frame presentation:style-name="pr2" draw:layer="layout" svg:width="21.572cm" svg:height="12.683cm" svg:x="1.905cm" svg:y="3.735cm" presentation:class="subtitle" presentation:user-transformed="true">
          <draw:text-box>
            <text:p>Willkommen auf der ubucon 2014</text:p>
            <text:p/>
            <text:p>Maik “Mankind75” Wagner</text:p>
            <text:p>Linuxandlanguages.com</text:p>
          </draw:text-box>
        </draw:frame>
        <presentation:notes draw:style-name="dp2">
          <draw:page-thumbnail draw:style-name="gr1" draw:layer="layout" svg:width="14.208cm" svg:height="10.654cm" svg:x="2.756cm" svg:y="2.134cm" draw:page-number="1" presentation:class="page"/>
          <draw:frame presentation:style-name="pr3" draw:layer="layout" svg:width="14.451cm" svg:height="12.781cm" svg:x="2.627cm" svg:y="13.502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1.793cm" svg:height="2.355cm" svg:x="1.692cm" svg:y="0.631cm" presentation:class="title">
          <draw:text-box>
            <text:p>Über mich</text:p>
          </draw:text-box>
        </draw:frame>
        <draw:frame presentation:style-name="pr5" draw:layer="layout" svg:width="21.572cm" svg:height="12.683cm" svg:x="1.905cm" svg:y="3.735cm" presentation:class="outline" presentation:user-transformed="true">
          <draw:text-box>
            <text:list text:style-name="L4">
              <text:list-item>
                <text:p>Maik Wagner, Jahrgang 1975</text:p>
              </text:list-item>
              <text:list-item>
                <text:p>Ausbildung zum Wirtschafts- und Fremdsprachenassistenten</text:p>
              </text:list-item>
              <text:list-item>
                <text:p>Studium “International Business Studies” in Paderborn</text:p>
              </text:list-item>
              <text:list-item>
                <text:p>Auslandsjahr an der Nottingham Trent University</text:p>
              </text:list-item>
            </text:list>
            <text:p/>
            <text:p>Derzeitige Tätigkeit</text:p>
            <text:list text:continue-numbering="true" text:style-name="L4">
              <text:list-item>
                <text:p>Kleinunternehmung im <text:span text:style-name="T2">Home-Office</text:span></text:p>
              </text:list-item>
              <text:list-item>
                <text:p>Übersetzungen für verschiedene Projekte (SQL Ledger Sprachpaket, openMandriva, Mandriva SA etc.)</text:p>
              </text:list-item>
              <text:list-item>
                <text:p>Beratung beim Einsatz von SQL Ledger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195cm" svg:height="10.642cm" svg:x="2.755cm" svg:y="2.133cm" draw:page-number="2" presentation:class="page"/>
          <draw:frame presentation:style-name="pr6" draw:layer="layout" svg:width="14.446cm" svg:height="12.776cm" svg:x="2.628cm" svg:y="13.502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7" draw:layer="layout" svg:width="21.793cm" svg:height="2.355cm" svg:x="1.692cm" svg:y="0.631cm" presentation:class="title">
          <draw:text-box>
            <text:p>Meine Beiträge zu ubuntuusers.de</text:p>
          </draw:text-box>
        </draw:frame>
        <draw:frame presentation:style-name="pr5" draw:layer="layout" svg:width="21.572cm" svg:height="12.683cm" svg:x="1.905cm" svg:y="3.735cm" presentation:class="outline">
          <draw:text-box>
            <text:list text:style-name="L4">
              <text:list-item>
                <text:p>Testen verschiedenster ERP-Systeme und Auflistung im Artikel “ERP” (Wiki)</text:p>
              </text:list-item>
              <text:list-item>
                <text:p>Installationsanleitung zu SQL-Ledger</text:p>
              </text:list-item>
              <text:list-item>
                <text:p>Beantwortung von betriebswirtschaftlichen Fragen – Fakturalösungen, ERP-Systeme etc.</text:p>
              </text:list-item>
              <text:list-item>
                <text:p>Support für wine/Crossover im Forenbereich “Spiele” </text:p>
              </text:list-item>
              <text:list-item>
                <text:p>Codeweavers-Advocate für <text:span text:style-name="T2">Crossover</text:span> Linux</text:p>
              </text:list-item>
            </text:list>
          </draw:text-box>
        </draw:frame>
        <presentation:notes draw:style-name="dp2">
          <draw:page-thumbnail draw:style-name="gr1" draw:layer="layout" svg:width="14.195cm" svg:height="10.642cm" svg:x="2.755cm" svg:y="2.133cm" draw:page-number="3" presentation:class="page"/>
          <draw:frame presentation:style-name="pr6" draw:layer="layout" svg:width="14.446cm" svg:height="12.776cm" svg:x="2.628cm" svg:y="13.502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layer="layout" svg:width="21.793cm" svg:height="2.355cm" svg:x="1.692cm" svg:y="0.631cm" presentation:class="title" presentation:user-transformed="true">
          <draw:text-box>
            <text:p>Agenda</text:p>
          </draw:text-box>
        </draw:frame>
        <draw:frame presentation:style-name="pr5" draw:layer="layout" svg:width="21.572cm" svg:height="12.683cm" svg:x="1.905cm" svg:y="3.735cm" presentation:class="outline">
          <draw:text-box>
            <text:list text:style-name="L4">
              <text:list-item>
                <text:p>SQL Ledger Funktionen und Community</text:p>
              </text:list-item>
              <text:list-item>
                <text:p>Forks</text:p>
              </text:list-item>
              <text:list-item>
                <text:p>SQL Ledger in der Praxis (inkl. Demonstration)</text:p>
              </text:list-item>
              <text:list-item>
                <text:p>Die SQL Ledger Network Association</text:p>
              </text:list-item>
            </text:list>
          </draw:text-box>
        </draw:frame>
        <presentation:notes draw:style-name="dp2">
          <draw:page-thumbnail draw:style-name="gr1" draw:layer="layout" svg:width="14.195cm" svg:height="10.642cm" svg:x="2.755cm" svg:y="2.133cm" draw:page-number="4" presentation:class="page"/>
          <draw:frame presentation:style-name="pr6" draw:layer="layout" svg:width="14.446cm" svg:height="12.776cm" svg:x="2.628cm" svg:y="13.502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layer="layout" svg:width="21.793cm" svg:height="2.355cm" svg:x="1.692cm" svg:y="0.631cm" presentation:class="title">
          <draw:text-box>
            <text:p>SQL Ledger Funktionen und Community</text:p>
          </draw:text-box>
        </draw:frame>
        <draw:frame presentation:style-name="pr5" draw:layer="layout" svg:width="21.572cm" svg:height="12.683cm" svg:x="1.905cm" svg:y="3.735cm" presentation:class="outline">
          <draw:text-box>
            <text:list text:style-name="L4">
              <text:list-item>
                <text:p>Entwicklelt von Dieter Simader, DWS Systems, Kanada</text:p>
              </text:list-item>
              <text:list-item>
                <text:p>Aktuelle Version 3.0.6 (GPL-Lizenz)</text:p>
              </text:list-item>
            </text:list>
            <text:list text:style-name="L5">
              <text:list-item>
                <text:p>Perl 5 / CGI / PostgreSQL-Datenbank</text:p>
              </text:list-item>
            </text:list>
            <text:list text:style-name="L4">
              <text:list-item>
                <text:p>Web-basierende doppelte Buchführung</text:p>
              </text:list-item>
              <text:list-item>
                <text:p>Debitoren- und Kreditorenbuchhaltung (Kunden / Lieferanten)</text:p>
              </text:list-item>
              <text:list-item>
                <text:p>Mehrplatzfähig, Multi-Mandant (seit 3.0), Mehrere Währungen</text:p>
              </text:list-item>
              <text:list-item>
                <text:p>Rechte- und Rollensystem</text:p>
              </text:list-item>
              <text:list-item>
                <text:p>Importschnittstellen (CSV)</text:p>
              </text:list-item>
            </text:list>
          </draw:text-box>
        </draw:frame>
        <presentation:notes draw:style-name="dp2">
          <draw:page-thumbnail draw:style-name="gr1" draw:layer="layout" svg:width="14.195cm" svg:height="10.642cm" svg:x="2.755cm" svg:y="2.133cm" draw:page-number="5" presentation:class="page"/>
          <draw:frame presentation:style-name="pr6" draw:layer="layout" svg:width="14.446cm" svg:height="12.776cm" svg:x="2.628cm" svg:y="13.502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7" draw:layer="layout" svg:width="21.793cm" svg:height="2.355cm" svg:x="1.692cm" svg:y="0.631cm" presentation:class="title" presentation:user-transformed="true">
          <draw:text-box>
            <text:p>Forks</text:p>
          </draw:text-box>
        </draw:frame>
        <draw:frame presentation:style-name="pr5" draw:layer="layout" svg:width="21.572cm" svg:height="12.683cm" svg:x="1.905cm" svg:y="3.735cm" presentation:class="outline">
          <draw:text-box>
            <text:list text:style-name="L4">
              <text:list-item>
                <text:p>Kivitendo (für den deutschen Markt)</text:p>
              </text:list-item>
              <text:list-item>
                <text:p>LedgerSMB</text:p>
              </text:list-item>
              <text:list-item>
                <text:p>Ledger123</text:p>
              </text:list-item>
              <text:list-item>
                <text:p>SQL Ledger Network Edition</text:p>
              </text:list-item>
            </text:list>
          </draw:text-box>
        </draw:frame>
        <presentation:notes draw:style-name="dp2">
          <draw:page-thumbnail draw:style-name="gr1" draw:layer="layout" svg:width="14.195cm" svg:height="10.642cm" svg:x="2.755cm" svg:y="2.133cm" draw:page-number="6" presentation:class="page"/>
          <draw:frame presentation:style-name="pr6" draw:text-style-name="P3" draw:layer="layout" svg:width="14.446cm" svg:height="12.776cm" svg:x="2.628cm" svg:y="13.502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layer="layout" svg:width="21.793cm" svg:height="2.355cm" svg:x="1.692cm" svg:y="0.631cm" presentation:class="title">
          <draw:text-box>
            <text:p>SQL Ledger in der Praxis</text:p>
          </draw:text-box>
        </draw:frame>
        <draw:frame presentation:style-name="pr5" draw:layer="layout" svg:width="21.572cm" svg:height="12.683cm" svg:x="1.905cm" svg:y="3.735cm" presentation:class="outline" presentation:user-transformed="true">
          <draw:text-box>
            <text:list text:style-name="L4">
              <text:list-item>
                <text:p>Automatisierung und Digitalisierung von Arbeitsprozessen → Effizienzsteigerung</text:p>
              </text:list-item>
              <text:list-item>
                <text:p>Konsolidierung von Daten in einer Datenbank – Insellösungen vermeiden</text:p>
              </text:list-item>
              <text:list-item>
                <text:p>Demonstration der “Network Edition”</text:p>
              </text:list-item>
            </text:list>
          </draw:text-box>
        </draw:frame>
        <presentation:notes draw:style-name="dp2">
          <draw:page-thumbnail draw:style-name="gr1" draw:layer="layout" svg:width="14.195cm" svg:height="10.642cm" svg:x="2.755cm" svg:y="2.133cm" draw:page-number="7" presentation:class="page"/>
          <draw:frame presentation:style-name="pr6" draw:layer="layout" svg:width="14.446cm" svg:height="12.776cm" svg:x="2.628cm" svg:y="13.502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layer="layout" svg:width="21.793cm" svg:height="2.355cm" svg:x="1.692cm" svg:y="0.631cm" presentation:class="title">
          <draw:text-box>
            <text:p>Die SQL Ledger Network Association</text:p>
          </draw:text-box>
        </draw:frame>
        <draw:frame presentation:style-name="pr5" draw:text-style-name="P4" draw:layer="layout" svg:width="21.572cm" svg:height="12.683cm" svg:x="1.905cm" svg:y="3.735cm" presentation:class="outline">
          <draw:text-box>
            <text:list text:style-name="L4">
              <text:list-item>
                <text:p text:style-name="P4">Eingetragener Verein in der Schweiz</text:p>
              </text:list-item>
              <text:list-item>
                <text:p text:style-name="P4">Zusammenschluss verschiedener SQL-Ledger-Berater</text:p>
              </text:list-item>
              <text:list-item>
                <text:p text:style-name="P4">Kostenlose Dokumentation </text:p>
              </text:list-item>
              <text:list-item>
                <text:p text:style-name="P4">Forum</text:p>
              </text:list-item>
              <text:list-item>
                <text:p text:style-name="P4">Basismitgliedschaft kostenlos</text:p>
              </text:list-item>
              <text:list-item>
                <text:p text:style-name="P5">Who-is-Who-Webseite zur Eigenvermarktung (kostenpflichtig)</text:p>
              </text:list-item>
            </text:list>
          </draw:text-box>
        </draw:frame>
        <presentation:notes draw:style-name="dp2">
          <draw:page-thumbnail draw:style-name="gr1" draw:layer="layout" svg:width="14.195cm" svg:height="10.642cm" svg:x="2.755cm" svg:y="2.133cm" draw:page-number="8" presentation:class="page"/>
          <draw:frame presentation:style-name="pr6" draw:layer="layout" svg:width="14.446cm" svg:height="12.776cm" svg:x="2.628cm" svg:y="13.502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>
        <draw:frame presentation:style-name="pr7" draw:layer="layout" svg:width="21.793cm" svg:height="2.355cm" svg:x="1.692cm" svg:y="0.631cm" presentation:class="title">
          <draw:text-box>
            <text:p>Vielen Dank für die Aufmerksamkeit</text:p>
          </draw:text-box>
        </draw:frame>
        <draw:frame presentation:style-name="pr2" draw:layer="layout" svg:width="21.572cm" svg:height="12.683cm" svg:x="1.905cm" svg:y="3.735cm" presentation:class="subtitle">
          <draw:text-box>
            <text:p>Fragen?</text:p>
          </draw:text-box>
        </draw:frame>
        <presentation:notes draw:style-name="dp2">
          <draw:page-thumbnail draw:style-name="gr1" draw:layer="layout" svg:width="14.195cm" svg:height="10.642cm" svg:x="2.755cm" svg:y="2.133cm" draw:page-number="9" presentation:class="page"/>
          <draw:frame presentation:style-name="pr6" draw:layer="layout" svg:width="14.446cm" svg:height="12.776cm" svg:x="2.628cm" svg:y="13.5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Serpentine Medium1" svg:font-family="'Serpentine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pentine Medium" svg:font-family="'Serpentine Medium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8080" style:text-outline="false" style:text-line-through-style="none" style:text-line-through-type="none" style:text-position="0% 100%" style:font-name="Serpentine Medium1" fo:font-family="'Serpentine Medium'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3e7a8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d32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04cm" fo:min-width="0cm" fo:padding-top="0.138cm" fo:padding-bottom="0.138cm" fo:padding-left="0.275cm" fo:padding-right="0.27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04cm" fo:min-width="0cm" fo:padding-top="0.138cm" fo:padding-bottom="0.138cm" fo:padding-left="0.275cm" fo:padding-right="0.27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04cm" fo:min-width="0cm" fo:padding-top="0.138cm" fo:padding-bottom="0.138cm" fo:padding-left="0.275cm" fo:padding-right="0.27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04cm" fo:min-width="0cm" fo:padding-top="0.138cm" fo:padding-bottom="0.138cm" fo:padding-left="0.275cm" fo:padding-right="0.27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size="14pt" fo:language="de" fo:country="DE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793cm" svg:height="2.355cm" svg:x="1.692cm" svg:y="0.631cm" presentation:class="title" presentation:placeholder="true">
        <draw:text-box/>
      </draw:frame>
      <draw:frame presentation:style-name="Default-outline1" draw:layer="backgroundobjects" svg:width="21.572cm" svg:height="12.683cm" svg:x="1.905cm" svg:y="3.735cm" presentation:class="outline" presentation:placeholder="true">
        <draw:text-box/>
      </draw:frame>
      <draw:frame presentation:style-name="Mpr1" draw:layer="backgroundobjects" svg:width="5.274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26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74cm" svg:height="1.277cm" svg:x="18.203cm" svg:y="17.357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custom-shape draw:style-name="Mgr3" draw:text-style-name="MP3" draw:layer="backgroundobjects" svg:width="18.38cm" svg:height="1.27cm" svg:x="0cm" svg:y="17.78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0.212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6.464cm" svg:height="4.676cm" svg:x="18.499cm" svg:y="14.224cm">
        <draw:image xlink:href="Pictures/100000000000015E0000011837345EF7.png" xlink:type="simple" xlink:show="embed" xlink:actuate="onLoad">
          <text:p/>
        </draw:image>
      </draw:frame>
      <draw:line draw:style-name="Mgr6" draw:text-style-name="MP4" draw:layer="backgroundobjects" svg:x1="1.499cm" svg:y1="3.1cm" svg:x2="23.499cm" svg:y2="3.104cm">
        <text:p/>
      </draw:line>
      <presentation:notes style:page-layout-name="PM0">
        <draw:rect draw:style-name="Mgr7" draw:text-style-name="MP5" draw:layer="backgroundobjects" svg:width="19.72cm" svg:height="28.43cm" svg:x="0cm" svg:y="0cm">
          <text:p/>
        </draw:rect>
        <draw:custom-shape draw:style-name="Mgr8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7" draw:layer="backgroundobjects" svg:width="8.528cm" svg:height="1.403cm" svg:x="0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10" draw:text-style-name="MP9" draw:layer="backgroundobjects" svg:width="8.529cm" svg:height="1.403cm" svg:x="11.17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4.195cm" svg:height="10.642cm" svg:x="2.755cm" svg:y="2.133cm" presentation:class="page"/>
        <draw:frame presentation:style-name="Default-notes" draw:layer="backgroundobjects" svg:width="14.446cm" svg:height="12.776cm" svg:x="2.628cm" svg:y="13.502cm" presentation:class="notes" presentation:placeholder="true">
          <draw:text-box/>
        </draw:frame>
        <draw:frame draw:style-name="Mgr11" draw:text-style-name="MP7" draw:layer="backgroundobjects" svg:width="8.528cm" svg:height="1.403cm" svg:x="0cm" svg:y="27.009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12" draw:text-style-name="MP9" draw:layer="backgroundobjects" svg:width="8.529cm" svg:height="1.403cm" svg:x="11.173cm" svg:y="27.009cm" presentation:class="page-number">
          <draw:text-box>
            <text:list text:style-name="ML1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Sebastian Weitmann</meta:initial-creator>
    <meta:creation-date>2005-10-10T11:55:54</meta:creation-date>
    <dc:creator>Maik Wagner</dc:creator>
    <dc:date>2014-10-15T12:13:21.091840242</dc:date>
    <meta:editing-cycles>241</meta:editing-cycles>
    <meta:editing-duration>P3DT10H54M13S</meta:editing-duration>
    <meta:generator>LibreOffice/4.3.2.2.0$Linux_x86 LibreOffice_project/430m0$Build-2</meta:generator>
    <meta:document-statistic meta:object-count="66"/>
  </office:meta>
</office:document-meta>
</file>